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4161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170 kWh</text:p>
          </table:table-cell>
          <table:table-cell office:value-type="float" office:value="1031.03" calcext:value-type="float">
            <text:p>1031.03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7.56" calcext:value-type="float">
            <text:p>7.56</text:p>
          </table:table-cell>
          <table:table-cell office:value-type="float" office:value="-442.34" calcext:value-type="float">
            <text:p>-442.34</text:p>
          </table:table-cell>
          <table:table-cell office:value-type="string" calcext:value-type="string">
            <text:p>T-J</text:p>
          </table:table-cell>
          <table:table-cell office:value-type="float" office:value="763.88" calcext:value-type="float">
            <text:p>763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173 kWh</text:p>
          </table:table-cell>
          <table:table-cell office:value-type="float" office:value="1049.06" calcext:value-type="float">
            <text:p>1049.06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7.75" calcext:value-type="float">
            <text:p>7.75</text:p>
          </table:table-cell>
          <table:table-cell office:value-type="float" office:value="-440.7" calcext:value-type="float">
            <text:p>-440.7</text:p>
          </table:table-cell>
          <table:table-cell office:value-type="string" calcext:value-type="string">
            <text:p>T-J</text:p>
          </table:table-cell>
          <table:table-cell office:value-type="float" office:value="783.11" calcext:value-type="float">
            <text:p>783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181 kWh</text:p>
          </table:table-cell>
          <table:table-cell office:value-type="float" office:value="1102.7" calcext:value-type="float">
            <text:p>1102.7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8.3" calcext:value-type="float">
            <text:p>8.3</text:p>
          </table:table-cell>
          <table:table-cell office:value-type="float" office:value="-438.83" calcext:value-type="float">
            <text:p>-438.83</text:p>
          </table:table-cell>
          <table:table-cell office:value-type="string" calcext:value-type="string">
            <text:p>T-J</text:p>
          </table:table-cell>
          <table:table-cell office:value-type="float" office:value="838.49" calcext:value-type="float">
            <text:p>838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169 kWh</text:p>
          </table:table-cell>
          <table:table-cell office:value-type="float" office:value="1011.48" calcext:value-type="float">
            <text:p>1011.48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7.4" calcext:value-type="float">
            <text:p>7.4</text:p>
          </table:table-cell>
          <table:table-cell office:value-type="float" office:value="-437.06" calcext:value-type="float">
            <text:p>-437.06</text:p>
          </table:table-cell>
          <table:table-cell office:value-type="string" calcext:value-type="string">
            <text:p>T-J</text:p>
          </table:table-cell>
          <table:table-cell office:value-type="float" office:value="747.45" calcext:value-type="float">
            <text:p>747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168 kWh</text:p>
          </table:table-cell>
          <table:table-cell office:value-type="float" office:value="1000.16" calcext:value-type="float">
            <text:p>1000.16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7.3" calcext:value-type="float">
            <text:p>7.3</text:p>
          </table:table-cell>
          <table:table-cell office:value-type="float" office:value="-435.28" calcext:value-type="float">
            <text:p>-435.28</text:p>
          </table:table-cell>
          <table:table-cell office:value-type="string" calcext:value-type="string">
            <text:p>T-J</text:p>
          </table:table-cell>
          <table:table-cell office:value-type="float" office:value="737.14" calcext:value-type="float">
            <text:p>737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185 kWh</text:p>
          </table:table-cell>
          <table:table-cell office:value-type="float" office:value="1117.7" calcext:value-type="float">
            <text:p>1117.7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8.49" calcext:value-type="float">
            <text:p>8.49</text:p>
          </table:table-cell>
          <table:table-cell office:value-type="float" office:value="-433.37" calcext:value-type="float">
            <text:p>-433.37</text:p>
          </table:table-cell>
          <table:table-cell office:value-type="string" calcext:value-type="string">
            <text:p>T-J</text:p>
          </table:table-cell>
          <table:table-cell office:value-type="float" office:value="857.11" calcext:value-type="float">
            <text:p>857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13 kWh</text:p>
          </table:table-cell>
          <table:table-cell office:value-type="float" office:value="1312.76" calcext:value-type="float">
            <text:p>1312.76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0.45" calcext:value-type="float">
            <text:p>10.45</text:p>
          </table:table-cell>
          <table:table-cell office:value-type="float" office:value="-431.42" calcext:value-type="float">
            <text:p>-431.42</text:p>
          </table:table-cell>
          <table:table-cell office:value-type="string" calcext:value-type="string">
            <text:p>T-J</text:p>
          </table:table-cell>
          <table:table-cell office:value-type="float" office:value="1055.41" calcext:value-type="float">
            <text:p>1055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159 kWh</text:p>
          </table:table-cell>
          <table:table-cell office:value-type="float" office:value="924.11" calcext:value-type="float">
            <text:p>924.11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6.57" calcext:value-type="float">
            <text:p>6.57</text:p>
          </table:table-cell>
          <table:table-cell office:value-type="float" office:value="-430.04" calcext:value-type="float">
            <text:p>-430.04</text:p>
          </table:table-cell>
          <table:table-cell office:value-type="string" calcext:value-type="string">
            <text:p>T-J</text:p>
          </table:table-cell>
          <table:table-cell office:value-type="float" office:value="663.59" calcext:value-type="float">
            <text:p>663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.18" calcext:value-type="float">
            <text:p>2.18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59 kWh</text:p>
          </table:table-cell>
          <table:table-cell office:value-type="float" office:value="911.13" calcext:value-type="float">
            <text:p>911.13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6.5" calcext:value-type="float">
            <text:p>6.5</text:p>
          </table:table-cell>
          <table:table-cell office:value-type="float" office:value="-423.69" calcext:value-type="float">
            <text:p>-423.69</text:p>
          </table:table-cell>
          <table:table-cell office:value-type="string" calcext:value-type="string">
            <text:p>T-J</text:p>
          </table:table-cell>
          <table:table-cell office:value-type="float" office:value="658.39" calcext:value-type="float">
            <text:p>658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.35" calcext:value-type="float">
            <text:p>1.3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62 kWh</text:p>
          </table:table-cell>
          <table:table-cell office:value-type="float" office:value="917.53" calcext:value-type="float">
            <text:p>917.53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6.63" calcext:value-type="float">
            <text:p>6.63</text:p>
          </table:table-cell>
          <table:table-cell office:value-type="float" office:value="-417.35" calcext:value-type="float">
            <text:p>-417.35</text:p>
          </table:table-cell>
          <table:table-cell office:value-type="string" calcext:value-type="string">
            <text:p>T-J</text:p>
          </table:table-cell>
          <table:table-cell office:value-type="float" office:value="670.63" calcext:value-type="float">
            <text:p>670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70 kWh</text:p>
          </table:table-cell>
          <table:table-cell office:value-type="float" office:value="968.62" calcext:value-type="float">
            <text:p>968.62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7.15" calcext:value-type="float">
            <text:p>7.15</text:p>
          </table:table-cell>
          <table:table-cell office:value-type="float" office:value="-415.58" calcext:value-type="float">
            <text:p>-415.58</text:p>
          </table:table-cell>
          <table:table-cell office:value-type="string" calcext:value-type="string">
            <text:p>T-J</text:p>
          </table:table-cell>
          <table:table-cell office:value-type="float" office:value="721.98" calcext:value-type="float">
            <text:p>721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0.53" calcext:value-type="float">
            <text:p>0.5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75 kWh</text:p>
          </table:table-cell>
          <table:table-cell office:value-type="float" office:value="984.82" calcext:value-type="float">
            <text:p>984.82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7.32" calcext:value-type="float">
            <text:p>7.32</text:p>
          </table:table-cell>
          <table:table-cell office:value-type="float" office:value="-413.86" calcext:value-type="float">
            <text:p>-413.86</text:p>
          </table:table-cell>
          <table:table-cell office:value-type="string" calcext:value-type="string">
            <text:p>T-J</text:p>
          </table:table-cell>
          <table:table-cell office:value-type="float" office:value="739.96" calcext:value-type="float">
            <text:p>73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6:48:12.583000000</meta:creation-date>
    <dc:date>2018-03-26T06:51:44.271000000</dc:date>
    <meta:editing-duration>PT3M32S</meta:editing-duration>
    <meta:editing-cycles>1</meta:editing-cycles>
    <meta:document-statistic meta:table-count="1" meta:cell-count="146" meta:object-count="0"/>
    <meta:generator>LibreOffice/5.3.4.2$Windows_x86 LibreOffice_project/f82d347ccc0be322489bf7da61d7e4ad13fe2ff3</meta:generator>
  </office:meta>
</office:document-meta>
</file>